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rial" fo:font-size="15pt" fo:language="en" fo:country="US" fo:font-style="italic" style:font-size-asian="15pt" style:font-style-asian="italic" style:font-size-complex="15pt" style:font-style-complex="italic"/>
    </style:style>
    <style:style style:name="P2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agationes Mathematicae</text:p>
      <text:p text:style-name="P2"/>
      <text:p text:style-name="P2"><text:bookmark-start text:name="__DdeLink__33_1211900099"/>Dear Editor,</text:p>
      <text:p text:style-name="P2"/>
      <text:p text:style-name="P2">Please find attached for your kind review our adapted manuscript entitled “A note on the Gaussian maximal functions".</text:p>
      <text:p text:style-name="P2"/>
      <text:p text:style-name="P2">We have addressed all the comments made by the anonymous referee.</text:p>
      <text:p text:style-name="P2"/>
      <text:p text:style-name="P2">Look forward to your favorable consideration. </text:p>
      <text:p text:style-name="P2"><text:bookmark-end text:name="__DdeLink__33_1211900099"/></text:p>
      <text:p text:style-name="P2">Most sincerely, </text:p>
      <text:p text:style-name="P2">Jonas Teuwen, MSc </text:p>
      <text:p text:style-name="P2">Delft Institute of Applied Mathematics</text:p>
      <text:p text:style-name="P2">Delft University of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4:25:37</meta:creation-date>
    <dc:date>2014-06-17T14:31:49</dc:date>
    <meta:editing-duration>PT2M7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9" meta:word-count="53" meta:character-count="367" meta:non-whitespace-character-count="320"/>
    <meta:user-defined meta:name="Mendeley Citation Style_1">http://www.zotero.org/styles/ieee</meta:user-defined>
    <meta:user-defined meta:name="Mendeley Document_1">True</meta:user-defined>
    <meta:user-defined meta:name="Mendeley User Name_1">j.j.b.teuwen@tudelft.nl@www.mendeley.com</meta:user-defined>
  </office:meta>
</office:document-meta>
</file>